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0.000016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office:value-type="string" calcext:value-type="string">
            <text:p>update every in s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magnet pairs</text:p>
          </table:table-cell>
          <table:table-cell office:value-type="string" calcext:value-type="string">
            <text:p>time for 1 revolution</text:p>
          </table:table-cell>
          <table:table-cell office:value-type="string" calcext:value-type="string">
            <text:p>Revolutions / s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4]*[.F3]" office:value-type="float" office:value="0.000128" calcext:value-type="float">
            <text:p>0.00012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K4]*[.J4]*[.I4]" office:value-type="float" office:value="0.086016" calcext:value-type="float">
            <text:p>0.086016</text:p>
          </table:table-cell>
          <table:table-cell table:formula="of:=1/[.L4]" office:value-type="float" office:value="11.625744047619" calcext:value-type="float">
            <text:p>11.625744047619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Max = 16</text:p>
          </table:table-cell>
          <table:table-cell table:formula="of:=[.B24]/15" office:value-type="float" office:value="8.46666666666667" calcext:value-type="float">
            <text:p>8.46666666666667</text:p>
          </table:table-cell>
          <table:table-cell table:formula="of:=[.C24]/15" office:value-type="float" office:value="9.53333333333333" calcext:value-type="float">
            <text:p>9.53333333333333</text:p>
          </table:table-cell>
          <table:table-cell table:formula="of:=[.D24]/15" office:value-type="float" office:value="10.6" calcext:value-type="float">
            <text:p>10.6</text:p>
          </table:table-cell>
          <table:table-cell table:formula="of:=[.E24]/15" office:value-type="float" office:value="11.6666666666667" calcext:value-type="float">
            <text:p>11.6666666666667</text:p>
          </table:table-cell>
          <table:table-cell table:formula="of:=[.F24]/15" office:value-type="float" office:value="12.6666666666667" calcext:value-type="float">
            <text:p>12.6666666666667</text:p>
          </table:table-cell>
          <table:table-cell table:formula="of:=[.G24]/15" office:value-type="float" office:value="13.6" calcext:value-type="float">
            <text:p>13.6</text:p>
          </table:table-cell>
          <table:table-cell table:formula="of:=[.H24]/15" office:value-type="float" office:value="14.4" calcext:value-type="float">
            <text:p>14.4</text:p>
          </table:table-cell>
          <table:table-cell table:formula="of:=[.I24]/15" office:value-type="float" office:value="15.1333333333333" calcext:value-type="float">
            <text:p>15.1333333333333</text:p>
          </table:table-cell>
          <table:table-cell table:formula="of:=[.J24]/15" office:value-type="float" office:value="15.7333333333333" calcext:value-type="float">
            <text:p>15.7333333333333</text:p>
          </table:table-cell>
          <table:table-cell table:formula="of:=[.K24]/15" office:value-type="float" office:value="16.2666666666667" calcext:value-type="float">
            <text:p>16.2666666666667</text:p>
          </table:table-cell>
          <table:table-cell table:formula="of:=[.L24]/15" office:value-type="float" office:value="16.6" calcext:value-type="float">
            <text:p>16.6</text:p>
          </table:table-cell>
          <table:table-cell table:formula="of:=[.M24]/15" office:value-type="float" office:value="16.8" calcext:value-type="float">
            <text:p>16.8</text:p>
          </table:table-cell>
          <table:table-cell table:formula="of:=[.N24]/15" office:value-type="float" office:value="16.9333333333333" calcext:value-type="float">
            <text:p>16.9333333333333</text:p>
          </table:table-cell>
          <table:table-cell table:formula="of:=[.O24]/15" office:value-type="float" office:value="16.8" calcext:value-type="float">
            <text:p>16.8</text:p>
          </table:table-cell>
          <table:table-cell table:formula="of:=[.P24]/15" office:value-type="float" office:value="16.6" calcext:value-type="float">
            <text:p>16.6</text:p>
          </table:table-cell>
          <table:table-cell table:formula="of:=[.Q24]/15" office:value-type="float" office:value="16.2666666666667" calcext:value-type="float">
            <text:p>16.2666666666667</text:p>
          </table:table-cell>
          <table:table-cell table:formula="of:=[.R24]/15" office:value-type="float" office:value="15.7333333333333" calcext:value-type="float">
            <text:p>15.7333333333333</text:p>
          </table:table-cell>
          <table:table-cell table:formula="of:=[.S24]/15" office:value-type="float" office:value="15.1333333333333" calcext:value-type="float">
            <text:p>15.1333333333333</text:p>
          </table:table-cell>
          <table:table-cell table:formula="of:=[.T24]/15" office:value-type="float" office:value="14.4" calcext:value-type="float">
            <text:p>14.4</text:p>
          </table:table-cell>
          <table:table-cell table:formula="of:=[.U24]/15" office:value-type="float" office:value="13.6" calcext:value-type="float">
            <text:p>13.6</text:p>
          </table:table-cell>
          <table:table-cell table:formula="of:=[.V24]/15" office:value-type="float" office:value="12.6666666666667" calcext:value-type="float">
            <text:p>12.6666666666667</text:p>
          </table:table-cell>
          <table:table-cell table:formula="of:=[.W24]/15" office:value-type="float" office:value="11.6666666666667" calcext:value-type="float">
            <text:p>11.6666666666667</text:p>
          </table:table-cell>
          <table:table-cell table:formula="of:=[.X24]/15" office:value-type="float" office:value="10.6" calcext:value-type="float">
            <text:p>10.6</text:p>
          </table:table-cell>
          <table:table-cell table:formula="of:=[.Y24]/15" office:value-type="float" office:value="9.53333333333333" calcext:value-type="float">
            <text:p>9.53333333333333</text:p>
          </table:table-cell>
          <table:table-cell table:formula="of:=[.Z24]/15" office:value-type="float" office:value="8.46666666666667" calcext:value-type="float">
            <text:p>8.46666666666667</text:p>
          </table:table-cell>
          <table:table-cell table:formula="of:=[.AA24]/15" office:value-type="float" office:value="7.33333333333333" calcext:value-type="float">
            <text:p>7.33333333333333</text:p>
          </table:table-cell>
          <table:table-cell table:formula="of:=[.AB24]/15" office:value-type="float" office:value="6.26666666666667" calcext:value-type="float">
            <text:p>6.26666666666667</text:p>
          </table:table-cell>
          <table:table-cell table:formula="of:=[.AC24]/15" office:value-type="float" office:value="5.2" calcext:value-type="float">
            <text:p>5.2</text:p>
          </table:table-cell>
          <table:table-cell table:formula="of:=[.AD24]/15" office:value-type="float" office:value="4.2" calcext:value-type="float">
            <text:p>4.2</text:p>
          </table:table-cell>
          <table:table-cell table:formula="of:=[.AE24]/15" office:value-type="float" office:value="3.26666666666667" calcext:value-type="float">
            <text:p>3.26666666666667</text:p>
          </table:table-cell>
          <table:table-cell table:formula="of:=[.AF24]/15" office:value-type="float" office:value="2.46666666666667" calcext:value-type="float">
            <text:p>2.46666666666667</text:p>
          </table:table-cell>
          <table:table-cell table:formula="of:=[.AG24]/15" office:value-type="float" office:value="1.73333333333333" calcext:value-type="float">
            <text:p>1.73333333333333</text:p>
          </table:table-cell>
          <table:table-cell table:formula="of:=[.AH24]/15" office:value-type="float" office:value="1.13333333333333" calcext:value-type="float">
            <text:p>1.13333333333333</text:p>
          </table:table-cell>
          <table:table-cell table:formula="of:=[.AI24]/15" office:value-type="float" office:value="0.6" calcext:value-type="float">
            <text:p>0.6</text:p>
          </table:table-cell>
          <table:table-cell table:formula="of:=[.AJ24]/15" office:value-type="float" office:value="0.266666666666667" calcext:value-type="float">
            <text:p>0.266666666666667</text:p>
          </table:table-cell>
          <table:table-cell table:formula="of:=[.AK24]/15" office:value-type="float" office:value="0.0666666666666667" calcext:value-type="float">
            <text:p>0.0666666666666667</text:p>
          </table:table-cell>
          <table:table-cell table:formula="of:=[.AL24]/15" office:value-type="float" office:value="0" calcext:value-type="float">
            <text:p>0</text:p>
          </table:table-cell>
          <table:table-cell table:formula="of:=[.AM24]/15" office:value-type="float" office:value="0.0666666666666667" calcext:value-type="float">
            <text:p>0.0666666666666667</text:p>
          </table:table-cell>
          <table:table-cell table:formula="of:=[.AN24]/15" office:value-type="float" office:value="0.266666666666667" calcext:value-type="float">
            <text:p>0.266666666666667</text:p>
          </table:table-cell>
          <table:table-cell table:formula="of:=[.AO24]/15" office:value-type="float" office:value="0.6" calcext:value-type="float">
            <text:p>0.6</text:p>
          </table:table-cell>
          <table:table-cell table:formula="of:=[.AP24]/15" office:value-type="float" office:value="1.13333333333333" calcext:value-type="float">
            <text:p>1.13333333333333</text:p>
          </table:table-cell>
          <table:table-cell table:formula="of:=[.AQ24]/15" office:value-type="float" office:value="1.73333333333333" calcext:value-type="float">
            <text:p>1.73333333333333</text:p>
          </table:table-cell>
          <table:table-cell table:formula="of:=[.AR24]/15" office:value-type="float" office:value="2.46666666666667" calcext:value-type="float">
            <text:p>2.46666666666667</text:p>
          </table:table-cell>
          <table:table-cell table:formula="of:=[.AS24]/15" office:value-type="float" office:value="3.26666666666667" calcext:value-type="float">
            <text:p>3.26666666666667</text:p>
          </table:table-cell>
          <table:table-cell table:formula="of:=[.AT24]/15" office:value-type="float" office:value="4.2" calcext:value-type="float">
            <text:p>4.2</text:p>
          </table:table-cell>
          <table:table-cell table:formula="of:=[.AU24]/15" office:value-type="float" office:value="5.2" calcext:value-type="float">
            <text:p>5.2</text:p>
          </table:table-cell>
          <table:table-cell table:formula="of:=[.AV24]/15" office:value-type="float" office:value="6.26666666666667" calcext:value-type="float">
            <text:p>6.26666666666667</text:p>
          </table:table-cell>
          <table:table-cell table:formula="of:=[.AW24]/15" office:value-type="float" office:value="7.33333333333333" calcext:value-type="float">
            <text:p>7.33333333333333</text:p>
          </table:table-cell>
          <table:table-cell table:number-columns-repeated="48"/>
        </table:table-row>
        <table:table-row table:style-name="ro1">
          <table:table-cell/>
          <table:table-cell table:formula="of:=ROUNDDOWN([.B26])" office:value-type="float" office:value="8" calcext:value-type="float">
            <text:p>8</text:p>
          </table:table-cell>
          <table:table-cell table:formula="of:=ROUNDDOWN([.C26])" office:value-type="float" office:value="9" calcext:value-type="float">
            <text:p>9</text:p>
          </table:table-cell>
          <table:table-cell table:formula="of:=ROUNDDOWN([.D26])" office:value-type="float" office:value="10" calcext:value-type="float">
            <text:p>10</text:p>
          </table:table-cell>
          <table:table-cell table:formula="of:=ROUNDDOWN([.E26])" office:value-type="float" office:value="11" calcext:value-type="float">
            <text:p>11</text:p>
          </table:table-cell>
          <table:table-cell table:formula="of:=ROUNDDOWN([.F26])" office:value-type="float" office:value="12" calcext:value-type="float">
            <text:p>12</text:p>
          </table:table-cell>
          <table:table-cell table:formula="of:=ROUNDDOWN([.G26])" office:value-type="float" office:value="13" calcext:value-type="float">
            <text:p>13</text:p>
          </table:table-cell>
          <table:table-cell table:formula="of:=ROUNDDOWN([.H26])" office:value-type="float" office:value="14" calcext:value-type="float">
            <text:p>14</text:p>
          </table:table-cell>
          <table:table-cell table:formula="of:=ROUNDDOWN([.I26])" office:value-type="float" office:value="15" calcext:value-type="float">
            <text:p>15</text:p>
          </table:table-cell>
          <table:table-cell table:formula="of:=ROUNDDOWN([.J26])" office:value-type="float" office:value="15" calcext:value-type="float">
            <text:p>15</text:p>
          </table:table-cell>
          <table:table-cell table:formula="of:=ROUNDDOWN([.K26])" office:value-type="float" office:value="16" calcext:value-type="float">
            <text:p>16</text:p>
          </table:table-cell>
          <table:table-cell table:formula="of:=ROUNDDOWN([.L26])" office:value-type="float" office:value="16" calcext:value-type="float">
            <text:p>16</text:p>
          </table:table-cell>
          <table:table-cell table:formula="of:=ROUNDDOWN([.M26])" office:value-type="float" office:value="16" calcext:value-type="float">
            <text:p>16</text:p>
          </table:table-cell>
          <table:table-cell table:formula="of:=ROUNDDOWN([.N26])" office:value-type="float" office:value="16" calcext:value-type="float">
            <text:p>16</text:p>
          </table:table-cell>
          <table:table-cell table:formula="of:=ROUNDDOWN([.O26])" office:value-type="float" office:value="16" calcext:value-type="float">
            <text:p>16</text:p>
          </table:table-cell>
          <table:table-cell table:formula="of:=ROUNDDOWN([.P26])" office:value-type="float" office:value="16" calcext:value-type="float">
            <text:p>16</text:p>
          </table:table-cell>
          <table:table-cell table:formula="of:=ROUNDDOWN([.Q26])" office:value-type="float" office:value="16" calcext:value-type="float">
            <text:p>16</text:p>
          </table:table-cell>
          <table:table-cell table:formula="of:=ROUNDDOWN([.R26])" office:value-type="float" office:value="15" calcext:value-type="float">
            <text:p>15</text:p>
          </table:table-cell>
          <table:table-cell table:formula="of:=ROUNDDOWN([.S26])" office:value-type="float" office:value="15" calcext:value-type="float">
            <text:p>15</text:p>
          </table:table-cell>
          <table:table-cell table:formula="of:=ROUNDDOWN([.T26])" office:value-type="float" office:value="14" calcext:value-type="float">
            <text:p>14</text:p>
          </table:table-cell>
          <table:table-cell table:formula="of:=ROUNDDOWN([.U26])" office:value-type="float" office:value="13" calcext:value-type="float">
            <text:p>13</text:p>
          </table:table-cell>
          <table:table-cell table:formula="of:=ROUNDDOWN([.V26])" office:value-type="float" office:value="12" calcext:value-type="float">
            <text:p>12</text:p>
          </table:table-cell>
          <table:table-cell table:formula="of:=ROUNDDOWN([.W26])" office:value-type="float" office:value="11" calcext:value-type="float">
            <text:p>11</text:p>
          </table:table-cell>
          <table:table-cell table:formula="of:=ROUNDDOWN([.X26])" office:value-type="float" office:value="10" calcext:value-type="float">
            <text:p>10</text:p>
          </table:table-cell>
          <table:table-cell table:formula="of:=ROUNDDOWN([.Y26])" office:value-type="float" office:value="9" calcext:value-type="float">
            <text:p>9</text:p>
          </table:table-cell>
          <table:table-cell table:formula="of:=ROUNDDOWN([.Z26])" office:value-type="float" office:value="8" calcext:value-type="float">
            <text:p>8</text:p>
          </table:table-cell>
          <table:table-cell table:formula="of:=ROUNDDOWN([.AA26])" office:value-type="float" office:value="7" calcext:value-type="float">
            <text:p>7</text:p>
          </table:table-cell>
          <table:table-cell table:formula="of:=ROUNDDOWN([.AB26])" office:value-type="float" office:value="6" calcext:value-type="float">
            <text:p>6</text:p>
          </table:table-cell>
          <table:table-cell table:formula="of:=ROUNDDOWN([.AC26])" office:value-type="float" office:value="5" calcext:value-type="float">
            <text:p>5</text:p>
          </table:table-cell>
          <table:table-cell table:formula="of:=ROUNDDOWN([.AD26])" office:value-type="float" office:value="4" calcext:value-type="float">
            <text:p>4</text:p>
          </table:table-cell>
          <table:table-cell table:formula="of:=ROUNDDOWN([.AE26])" office:value-type="float" office:value="3" calcext:value-type="float">
            <text:p>3</text:p>
          </table:table-cell>
          <table:table-cell table:formula="of:=ROUNDDOWN([.AF26])" office:value-type="float" office:value="2" calcext:value-type="float">
            <text:p>2</text:p>
          </table:table-cell>
          <table:table-cell table:formula="of:=ROUNDDOWN([.AG26])" office:value-type="float" office:value="1" calcext:value-type="float">
            <text:p>1</text:p>
          </table:table-cell>
          <table:table-cell table:formula="of:=ROUNDDOWN([.AH26])" office:value-type="float" office:value="1" calcext:value-type="float">
            <text:p>1</text:p>
          </table:table-cell>
          <table:table-cell table:formula="of:=ROUNDDOWN([.AI26])" office:value-type="float" office:value="0" calcext:value-type="float">
            <text:p>0</text:p>
          </table:table-cell>
          <table:table-cell table:formula="of:=ROUNDDOWN([.AJ26])" office:value-type="float" office:value="0" calcext:value-type="float">
            <text:p>0</text:p>
          </table:table-cell>
          <table:table-cell table:formula="of:=ROUNDDOWN([.AK26])" office:value-type="float" office:value="0" calcext:value-type="float">
            <text:p>0</text:p>
          </table:table-cell>
          <table:table-cell table:formula="of:=ROUNDDOWN([.AL26])" office:value-type="float" office:value="0" calcext:value-type="float">
            <text:p>0</text:p>
          </table:table-cell>
          <table:table-cell table:formula="of:=ROUNDDOWN([.AM26])" office:value-type="float" office:value="0" calcext:value-type="float">
            <text:p>0</text:p>
          </table:table-cell>
          <table:table-cell table:formula="of:=ROUNDDOWN([.AN26])" office:value-type="float" office:value="0" calcext:value-type="float">
            <text:p>0</text:p>
          </table:table-cell>
          <table:table-cell table:formula="of:=ROUNDDOWN([.AO26])" office:value-type="float" office:value="0" calcext:value-type="float">
            <text:p>0</text:p>
          </table:table-cell>
          <table:table-cell table:formula="of:=ROUNDDOWN([.AP26])" office:value-type="float" office:value="1" calcext:value-type="float">
            <text:p>1</text:p>
          </table:table-cell>
          <table:table-cell table:formula="of:=ROUNDDOWN([.AQ26])" office:value-type="float" office:value="1" calcext:value-type="float">
            <text:p>1</text:p>
          </table:table-cell>
          <table:table-cell table:formula="of:=ROUNDDOWN([.AR26])" office:value-type="float" office:value="2" calcext:value-type="float">
            <text:p>2</text:p>
          </table:table-cell>
          <table:table-cell table:formula="of:=ROUNDDOWN([.AS26])" office:value-type="float" office:value="3" calcext:value-type="float">
            <text:p>3</text:p>
          </table:table-cell>
          <table:table-cell table:formula="of:=ROUNDDOWN([.AT26])" office:value-type="float" office:value="4" calcext:value-type="float">
            <text:p>4</text:p>
          </table:table-cell>
          <table:table-cell table:formula="of:=ROUNDDOWN([.AU26])" office:value-type="float" office:value="5" calcext:value-type="float">
            <text:p>5</text:p>
          </table:table-cell>
          <table:table-cell table:formula="of:=ROUNDDOWN([.AV26])" office:value-type="float" office:value="6" calcext:value-type="float">
            <text:p>6</text:p>
          </table:table-cell>
          <table:table-cell table:formula="of:=ROUNDDOWN([.AW26])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/>
          <table:table-cell table:formula="of:=1/16" office:value-type="float" office:value="0.0625" calcext:value-type="float">
            <text:p>0.0625</text:p>
          </table:table-cell>
          <table:table-cell table:number-columns-repeated="95"/>
        </table:table-row>
        <table:table-row table:style-name="ro1">
          <table:table-cell/>
          <table:table-cell table:formula="of:=1/15" office:value-type="float" office:value="0.0666666666666667" calcext:value-type="float">
            <text:p>0.0666666666666667</text:p>
          </table:table-cell>
          <table:table-cell table:number-columns-repeated="95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3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3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6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9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4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1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36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29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37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85]*[.D85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87]+1" office:value-type="float" office:value="1" calcext:value-type="float">
            <text:p>1</text:p>
          </table:table-cell>
          <table:table-cell table:formula="of:=[.C87]+1" office:value-type="float" office:value="2" calcext:value-type="float">
            <text:p>2</text:p>
          </table:table-cell>
          <table:table-cell table:formula="of:=[.D87]+1" office:value-type="float" office:value="3" calcext:value-type="float">
            <text:p>3</text:p>
          </table:table-cell>
          <table:table-cell table:formula="of:=[.E87]+1" office:value-type="float" office:value="4" calcext:value-type="float">
            <text:p>4</text:p>
          </table:table-cell>
          <table:table-cell table:formula="of:=[.F87]+1" office:value-type="float" office:value="5" calcext:value-type="float">
            <text:p>5</text:p>
          </table:table-cell>
          <table:table-cell table:formula="of:=[.G87]+1" office:value-type="float" office:value="6" calcext:value-type="float">
            <text:p>6</text:p>
          </table:table-cell>
          <table:table-cell table:formula="of:=[.H87]+1" office:value-type="float" office:value="7" calcext:value-type="float">
            <text:p>7</text:p>
          </table:table-cell>
          <table:table-cell table:formula="of:=[.I87]+1" office:value-type="float" office:value="8" calcext:value-type="float">
            <text:p>8</text:p>
          </table:table-cell>
          <table:table-cell table:formula="of:=[.J87]+1" office:value-type="float" office:value="9" calcext:value-type="float">
            <text:p>9</text:p>
          </table:table-cell>
          <table:table-cell table:formula="of:=[.K87]+1" office:value-type="float" office:value="10" calcext:value-type="float">
            <text:p>10</text:p>
          </table:table-cell>
          <table:table-cell table:formula="of:=[.L87]+1" office:value-type="float" office:value="11" calcext:value-type="float">
            <text:p>11</text:p>
          </table:table-cell>
          <table:table-cell table:formula="of:=[.M87]+1" office:value-type="float" office:value="12" calcext:value-type="float">
            <text:p>12</text:p>
          </table:table-cell>
          <table:table-cell table:formula="of:=[.N87]+1" office:value-type="float" office:value="13" calcext:value-type="float">
            <text:p>13</text:p>
          </table:table-cell>
          <table:table-cell table:formula="of:=[.O87]+1" office:value-type="float" office:value="14" calcext:value-type="float">
            <text:p>14</text:p>
          </table:table-cell>
          <table:table-cell table:formula="of:=[.P87]+1" office:value-type="float" office:value="15" calcext:value-type="float">
            <text:p>15</text:p>
          </table:table-cell>
          <table:table-cell table:formula="of:=[.Q87]+1" office:value-type="float" office:value="16" calcext:value-type="float">
            <text:p>16</text:p>
          </table:table-cell>
          <table:table-cell table:formula="of:=[.R87]+1" office:value-type="float" office:value="17" calcext:value-type="float">
            <text:p>17</text:p>
          </table:table-cell>
          <table:table-cell table:formula="of:=[.S87]+1" office:value-type="float" office:value="18" calcext:value-type="float">
            <text:p>18</text:p>
          </table:table-cell>
          <table:table-cell table:formula="of:=[.T87]+1" office:value-type="float" office:value="19" calcext:value-type="float">
            <text:p>19</text:p>
          </table:table-cell>
          <table:table-cell table:formula="of:=[.U87]+1" office:value-type="float" office:value="20" calcext:value-type="float">
            <text:p>20</text:p>
          </table:table-cell>
          <table:table-cell table:formula="of:=[.V87]+1" office:value-type="float" office:value="21" calcext:value-type="float">
            <text:p>21</text:p>
          </table:table-cell>
          <table:table-cell table:formula="of:=[.W87]+1" office:value-type="float" office:value="22" calcext:value-type="float">
            <text:p>22</text:p>
          </table:table-cell>
          <table:table-cell table:formula="of:=[.X87]+1" office:value-type="float" office:value="23" calcext:value-type="float">
            <text:p>23</text:p>
          </table:table-cell>
          <table:table-cell table:formula="of:=[.Y87]+1" office:value-type="float" office:value="24" calcext:value-type="float">
            <text:p>24</text:p>
          </table:table-cell>
          <table:table-cell table:formula="of:=[.Z87]+1" office:value-type="float" office:value="25" calcext:value-type="float">
            <text:p>25</text:p>
          </table:table-cell>
          <table:table-cell table:formula="of:=[.AA87]+1" office:value-type="float" office:value="26" calcext:value-type="float">
            <text:p>26</text:p>
          </table:table-cell>
          <table:table-cell table:formula="of:=[.AB87]+1" office:value-type="float" office:value="27" calcext:value-type="float">
            <text:p>27</text:p>
          </table:table-cell>
          <table:table-cell table:formula="of:=[.AC87]+1" office:value-type="float" office:value="28" calcext:value-type="float">
            <text:p>28</text:p>
          </table:table-cell>
          <table:table-cell table:formula="of:=[.AD87]+1" office:value-type="float" office:value="29" calcext:value-type="float">
            <text:p>29</text:p>
          </table:table-cell>
          <table:table-cell table:formula="of:=[.AE87]+1" office:value-type="float" office:value="30" calcext:value-type="float">
            <text:p>30</text:p>
          </table:table-cell>
          <table:table-cell table:formula="of:=[.AF87]+1" office:value-type="float" office:value="31" calcext:value-type="float">
            <text:p>31</text:p>
          </table:table-cell>
          <table:table-cell table:formula="of:=[.AG87]+1" office:value-type="float" office:value="32" calcext:value-type="float">
            <text:p>32</text:p>
          </table:table-cell>
          <table:table-cell table:formula="of:=[.AH87]+1" office:value-type="float" office:value="33" calcext:value-type="float">
            <text:p>33</text:p>
          </table:table-cell>
          <table:table-cell table:formula="of:=[.AI87]+1" office:value-type="float" office:value="34" calcext:value-type="float">
            <text:p>34</text:p>
          </table:table-cell>
          <table:table-cell table:formula="of:=[.AJ87]+1" office:value-type="float" office:value="35" calcext:value-type="float">
            <text:p>35</text:p>
          </table:table-cell>
          <table:table-cell table:formula="of:=[.AK87]+1" office:value-type="float" office:value="36" calcext:value-type="float">
            <text:p>36</text:p>
          </table:table-cell>
          <table:table-cell table:formula="of:=[.AL87]+1" office:value-type="float" office:value="37" calcext:value-type="float">
            <text:p>37</text:p>
          </table:table-cell>
          <table:table-cell table:formula="of:=[.AM87]+1" office:value-type="float" office:value="38" calcext:value-type="float">
            <text:p>38</text:p>
          </table:table-cell>
          <table:table-cell table:formula="of:=[.AN87]+1" office:value-type="float" office:value="39" calcext:value-type="float">
            <text:p>39</text:p>
          </table:table-cell>
          <table:table-cell table:formula="of:=[.AO87]+1" office:value-type="float" office:value="40" calcext:value-type="float">
            <text:p>40</text:p>
          </table:table-cell>
          <table:table-cell table:formula="of:=[.AP87]+1" office:value-type="float" office:value="41" calcext:value-type="float">
            <text:p>41</text:p>
          </table:table-cell>
          <table:table-cell table:formula="of:=[.AQ87]+1" office:value-type="float" office:value="42" calcext:value-type="float">
            <text:p>42</text:p>
          </table:table-cell>
          <table:table-cell table:formula="of:=[.AR87]+1" office:value-type="float" office:value="43" calcext:value-type="float">
            <text:p>43</text:p>
          </table:table-cell>
          <table:table-cell table:formula="of:=[.AS87]+1" office:value-type="float" office:value="44" calcext:value-type="float">
            <text:p>44</text:p>
          </table:table-cell>
          <table:table-cell table:formula="of:=[.AT87]+1" office:value-type="float" office:value="45" calcext:value-type="float">
            <text:p>45</text:p>
          </table:table-cell>
          <table:table-cell table:formula="of:=[.AU87]+1" office:value-type="float" office:value="46" calcext:value-type="float">
            <text:p>46</text:p>
          </table:table-cell>
          <table:table-cell table:formula="of:=[.AV8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85]*[.B87]" office:value-type="float" office:value="0" calcext:value-type="float">
            <text:p>0</text:p>
          </table:table-cell>
          <table:table-cell table:formula="of:=2*PI()/[.$B85]*[.C87]" office:value-type="float" office:value="0.261799387799149" calcext:value-type="float">
            <text:p>0.261799387799149</text:p>
          </table:table-cell>
          <table:table-cell table:formula="of:=2*PI()/[.$B85]*[.D87]" office:value-type="float" office:value="0.523598775598299" calcext:value-type="float">
            <text:p>0.523598775598299</text:p>
          </table:table-cell>
          <table:table-cell table:formula="of:=2*PI()/[.$B85]*[.E87]" office:value-type="float" office:value="0.785398163397448" calcext:value-type="float">
            <text:p>0.785398163397448</text:p>
          </table:table-cell>
          <table:table-cell table:formula="of:=2*PI()/[.$B85]*[.F87]" office:value-type="float" office:value="1.0471975511966" calcext:value-type="float">
            <text:p>1.0471975511966</text:p>
          </table:table-cell>
          <table:table-cell table:formula="of:=2*PI()/[.$B85]*[.G87]" office:value-type="float" office:value="1.30899693899575" calcext:value-type="float">
            <text:p>1.30899693899575</text:p>
          </table:table-cell>
          <table:table-cell table:formula="of:=2*PI()/[.$B85]*[.H87]" office:value-type="float" office:value="1.5707963267949" calcext:value-type="float">
            <text:p>1.5707963267949</text:p>
          </table:table-cell>
          <table:table-cell table:formula="of:=2*PI()/[.$B85]*[.I87]" office:value-type="float" office:value="1.83259571459405" calcext:value-type="float">
            <text:p>1.83259571459405</text:p>
          </table:table-cell>
          <table:table-cell table:formula="of:=2*PI()/[.$B85]*[.J87]" office:value-type="float" office:value="2.0943951023932" calcext:value-type="float">
            <text:p>2.0943951023932</text:p>
          </table:table-cell>
          <table:table-cell table:formula="of:=2*PI()/[.$B85]*[.K87]" office:value-type="float" office:value="2.35619449019234" calcext:value-type="float">
            <text:p>2.35619449019234</text:p>
          </table:table-cell>
          <table:table-cell table:formula="of:=2*PI()/[.$B85]*[.L87]" office:value-type="float" office:value="2.61799387799149" calcext:value-type="float">
            <text:p>2.61799387799149</text:p>
          </table:table-cell>
          <table:table-cell table:formula="of:=2*PI()/[.$B85]*[.M87]" office:value-type="float" office:value="2.87979326579064" calcext:value-type="float">
            <text:p>2.87979326579064</text:p>
          </table:table-cell>
          <table:table-cell table:formula="of:=2*PI()/[.$B85]*[.N87]" office:value-type="float" office:value="3.14159265358979" calcext:value-type="float">
            <text:p>3.14159265358979</text:p>
          </table:table-cell>
          <table:table-cell table:formula="of:=2*PI()/[.$B85]*[.O87]" office:value-type="float" office:value="3.40339204138894" calcext:value-type="float">
            <text:p>3.40339204138894</text:p>
          </table:table-cell>
          <table:table-cell table:formula="of:=2*PI()/[.$B85]*[.P87]" office:value-type="float" office:value="3.66519142918809" calcext:value-type="float">
            <text:p>3.66519142918809</text:p>
          </table:table-cell>
          <table:table-cell table:formula="of:=2*PI()/[.$B85]*[.Q87]" office:value-type="float" office:value="3.92699081698724" calcext:value-type="float">
            <text:p>3.92699081698724</text:p>
          </table:table-cell>
          <table:table-cell table:formula="of:=2*PI()/[.$B85]*[.R87]" office:value-type="float" office:value="4.18879020478639" calcext:value-type="float">
            <text:p>4.18879020478639</text:p>
          </table:table-cell>
          <table:table-cell table:formula="of:=2*PI()/[.$B85]*[.S87]" office:value-type="float" office:value="4.45058959258554" calcext:value-type="float">
            <text:p>4.45058959258554</text:p>
          </table:table-cell>
          <table:table-cell table:formula="of:=2*PI()/[.$B85]*[.T87]" office:value-type="float" office:value="4.71238898038469" calcext:value-type="float">
            <text:p>4.71238898038469</text:p>
          </table:table-cell>
          <table:table-cell table:formula="of:=2*PI()/[.$B85]*[.U87]" office:value-type="float" office:value="4.97418836818384" calcext:value-type="float">
            <text:p>4.97418836818384</text:p>
          </table:table-cell>
          <table:table-cell table:formula="of:=2*PI()/[.$B85]*[.V87]" office:value-type="float" office:value="5.23598775598299" calcext:value-type="float">
            <text:p>5.23598775598299</text:p>
          </table:table-cell>
          <table:table-cell table:formula="of:=2*PI()/[.$B85]*[.W87]" office:value-type="float" office:value="5.49778714378214" calcext:value-type="float">
            <text:p>5.49778714378214</text:p>
          </table:table-cell>
          <table:table-cell table:formula="of:=2*PI()/[.$B85]*[.X87]" office:value-type="float" office:value="5.75958653158129" calcext:value-type="float">
            <text:p>5.75958653158129</text:p>
          </table:table-cell>
          <table:table-cell table:formula="of:=2*PI()/[.$B85]*[.Y87]" office:value-type="float" office:value="6.02138591938044" calcext:value-type="float">
            <text:p>6.02138591938044</text:p>
          </table:table-cell>
          <table:table-cell table:formula="of:=2*PI()/[.$B85]*[.Z87]" office:value-type="float" office:value="6.28318530717959" calcext:value-type="float">
            <text:p>6.28318530717959</text:p>
          </table:table-cell>
          <table:table-cell table:formula="of:=2*PI()/[.$B85]*[.AA87]" office:value-type="float" office:value="6.54498469497874" calcext:value-type="float">
            <text:p>6.54498469497874</text:p>
          </table:table-cell>
          <table:table-cell table:formula="of:=2*PI()/[.$B85]*[.AB87]" office:value-type="float" office:value="6.80678408277788" calcext:value-type="float">
            <text:p>6.80678408277788</text:p>
          </table:table-cell>
          <table:table-cell table:formula="of:=2*PI()/[.$B85]*[.AC87]" office:value-type="float" office:value="7.06858347057703" calcext:value-type="float">
            <text:p>7.06858347057703</text:p>
          </table:table-cell>
          <table:table-cell table:formula="of:=2*PI()/[.$B85]*[.AD87]" office:value-type="float" office:value="7.33038285837618" calcext:value-type="float">
            <text:p>7.33038285837618</text:p>
          </table:table-cell>
          <table:table-cell table:formula="of:=2*PI()/[.$B85]*[.AE87]" office:value-type="float" office:value="7.59218224617533" calcext:value-type="float">
            <text:p>7.59218224617533</text:p>
          </table:table-cell>
          <table:table-cell table:formula="of:=2*PI()/[.$B85]*[.AF87]" office:value-type="float" office:value="7.85398163397448" calcext:value-type="float">
            <text:p>7.85398163397448</text:p>
          </table:table-cell>
          <table:table-cell table:formula="of:=2*PI()/[.$B85]*[.AG87]" office:value-type="float" office:value="8.11578102177363" calcext:value-type="float">
            <text:p>8.11578102177363</text:p>
          </table:table-cell>
          <table:table-cell table:formula="of:=2*PI()/[.$B85]*[.AH87]" office:value-type="float" office:value="8.37758040957278" calcext:value-type="float">
            <text:p>8.37758040957278</text:p>
          </table:table-cell>
          <table:table-cell table:formula="of:=2*PI()/[.$B85]*[.AI87]" office:value-type="float" office:value="8.63937979737193" calcext:value-type="float">
            <text:p>8.63937979737193</text:p>
          </table:table-cell>
          <table:table-cell table:formula="of:=2*PI()/[.$B85]*[.AJ87]" office:value-type="float" office:value="8.90117918517108" calcext:value-type="float">
            <text:p>8.90117918517108</text:p>
          </table:table-cell>
          <table:table-cell table:formula="of:=2*PI()/[.$B85]*[.AK87]" office:value-type="float" office:value="9.16297857297023" calcext:value-type="float">
            <text:p>9.16297857297023</text:p>
          </table:table-cell>
          <table:table-cell table:formula="of:=2*PI()/[.$B85]*[.AL87]" office:value-type="float" office:value="9.42477796076938" calcext:value-type="float">
            <text:p>9.42477796076938</text:p>
          </table:table-cell>
          <table:table-cell table:formula="of:=2*PI()/[.$B85]*[.AM87]" office:value-type="float" office:value="9.68657734856853" calcext:value-type="float">
            <text:p>9.68657734856853</text:p>
          </table:table-cell>
          <table:table-cell table:formula="of:=2*PI()/[.$B85]*[.AN87]" office:value-type="float" office:value="9.94837673636768" calcext:value-type="float">
            <text:p>9.94837673636768</text:p>
          </table:table-cell>
          <table:table-cell table:formula="of:=2*PI()/[.$B85]*[.AO87]" office:value-type="float" office:value="10.2101761241668" calcext:value-type="float">
            <text:p>10.2101761241668</text:p>
          </table:table-cell>
          <table:table-cell table:formula="of:=2*PI()/[.$B85]*[.AP87]" office:value-type="float" office:value="10.471975511966" calcext:value-type="float">
            <text:p>10.471975511966</text:p>
          </table:table-cell>
          <table:table-cell table:formula="of:=2*PI()/[.$B85]*[.AQ87]" office:value-type="float" office:value="10.7337748997651" calcext:value-type="float">
            <text:p>10.7337748997651</text:p>
          </table:table-cell>
          <table:table-cell table:formula="of:=2*PI()/[.$B85]*[.AR87]" office:value-type="float" office:value="10.9955742875643" calcext:value-type="float">
            <text:p>10.9955742875643</text:p>
          </table:table-cell>
          <table:table-cell table:formula="of:=2*PI()/[.$B85]*[.AS87]" office:value-type="float" office:value="11.2573736753634" calcext:value-type="float">
            <text:p>11.2573736753634</text:p>
          </table:table-cell>
          <table:table-cell table:formula="of:=2*PI()/[.$B85]*[.AT87]" office:value-type="float" office:value="11.5191730631626" calcext:value-type="float">
            <text:p>11.5191730631626</text:p>
          </table:table-cell>
          <table:table-cell table:formula="of:=2*PI()/[.$B85]*[.AU87]" office:value-type="float" office:value="11.7809724509617" calcext:value-type="float">
            <text:p>11.7809724509617</text:p>
          </table:table-cell>
          <table:table-cell table:formula="of:=2*PI()/[.$B85]*[.AV87]" office:value-type="float" office:value="12.0427718387609" calcext:value-type="float">
            <text:p>12.0427718387609</text:p>
          </table:table-cell>
          <table:table-cell table:formula="of:=2*PI()/[.$B85]*[.AW87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88])" office:value-type="float" office:value="0" calcext:value-type="float">
            <text:p>0</text:p>
          </table:table-cell>
          <table:table-cell table:formula="of:=SIN([.C88])" office:value-type="float" office:value="0.258819045102521" calcext:value-type="float">
            <text:p>0.258819045102521</text:p>
          </table:table-cell>
          <table:table-cell table:formula="of:=SIN([.D88])" office:value-type="float" office:value="0.5" calcext:value-type="float">
            <text:p>0.5</text:p>
          </table:table-cell>
          <table:table-cell table:formula="of:=SIN([.E88])" office:value-type="float" office:value="0.707106781186547" calcext:value-type="float">
            <text:p>0.707106781186547</text:p>
          </table:table-cell>
          <table:table-cell table:formula="of:=SIN([.F88])" office:value-type="float" office:value="0.866025403784439" calcext:value-type="float">
            <text:p>0.866025403784439</text:p>
          </table:table-cell>
          <table:table-cell table:formula="of:=SIN([.G88])" office:value-type="float" office:value="0.965925826289068" calcext:value-type="float">
            <text:p>0.965925826289068</text:p>
          </table:table-cell>
          <table:table-cell table:formula="of:=SIN([.H88])" office:value-type="float" office:value="1" calcext:value-type="float">
            <text:p>1</text:p>
          </table:table-cell>
          <table:table-cell table:formula="of:=SIN([.I88])" office:value-type="float" office:value="0.965925826289068" calcext:value-type="float">
            <text:p>0.965925826289068</text:p>
          </table:table-cell>
          <table:table-cell table:formula="of:=SIN([.J88])" office:value-type="float" office:value="0.866025403784439" calcext:value-type="float">
            <text:p>0.866025403784439</text:p>
          </table:table-cell>
          <table:table-cell table:formula="of:=SIN([.K88])" office:value-type="float" office:value="0.707106781186548" calcext:value-type="float">
            <text:p>0.707106781186548</text:p>
          </table:table-cell>
          <table:table-cell table:formula="of:=SIN([.L88])" office:value-type="float" office:value="0.5" calcext:value-type="float">
            <text:p>0.5</text:p>
          </table:table-cell>
          <table:table-cell table:formula="of:=SIN([.M88])" office:value-type="float" office:value="0.258819045102521" calcext:value-type="float">
            <text:p>0.258819045102521</text:p>
          </table:table-cell>
          <table:table-cell table:formula="of:=SIN([.N88])" office:value-type="float" office:value="1.22464679914735E-016" calcext:value-type="float">
            <text:p>1.22464679914735E-16</text:p>
          </table:table-cell>
          <table:table-cell table:formula="of:=SIN([.O88])" office:value-type="float" office:value="-0.25881904510252" calcext:value-type="float">
            <text:p>-0.25881904510252</text:p>
          </table:table-cell>
          <table:table-cell table:formula="of:=SIN([.P88])" office:value-type="float" office:value="-0.5" calcext:value-type="float">
            <text:p>-0.5</text:p>
          </table:table-cell>
          <table:table-cell table:formula="of:=SIN([.Q88])" office:value-type="float" office:value="-0.707106781186547" calcext:value-type="float">
            <text:p>-0.707106781186547</text:p>
          </table:table-cell>
          <table:table-cell table:formula="of:=SIN([.R88])" office:value-type="float" office:value="-0.866025403784438" calcext:value-type="float">
            <text:p>-0.866025403784438</text:p>
          </table:table-cell>
          <table:table-cell table:formula="of:=SIN([.S88])" office:value-type="float" office:value="-0.965925826289068" calcext:value-type="float">
            <text:p>-0.965925826289068</text:p>
          </table:table-cell>
          <table:table-cell table:formula="of:=SIN([.T88])" office:value-type="float" office:value="-1" calcext:value-type="float">
            <text:p>-1</text:p>
          </table:table-cell>
          <table:table-cell table:formula="of:=SIN([.U88])" office:value-type="float" office:value="-0.965925826289068" calcext:value-type="float">
            <text:p>-0.965925826289068</text:p>
          </table:table-cell>
          <table:table-cell table:formula="of:=SIN([.V88])" office:value-type="float" office:value="-0.866025403784439" calcext:value-type="float">
            <text:p>-0.866025403784439</text:p>
          </table:table-cell>
          <table:table-cell table:formula="of:=SIN([.W88])" office:value-type="float" office:value="-0.707106781186548" calcext:value-type="float">
            <text:p>-0.707106781186548</text:p>
          </table:table-cell>
          <table:table-cell table:formula="of:=SIN([.X88])" office:value-type="float" office:value="-0.5" calcext:value-type="float">
            <text:p>-0.5</text:p>
          </table:table-cell>
          <table:table-cell table:formula="of:=SIN([.Y88])" office:value-type="float" office:value="-0.258819045102522" calcext:value-type="float">
            <text:p>-0.258819045102522</text:p>
          </table:table-cell>
          <table:table-cell table:formula="of:=SIN([.Z88])" office:value-type="float" office:value="-2.44929359829471E-016" calcext:value-type="float">
            <text:p>-2.44929359829471E-16</text:p>
          </table:table-cell>
          <table:table-cell table:formula="of:=SIN([.AA88])" office:value-type="float" office:value="0.25881904510252" calcext:value-type="float">
            <text:p>0.25881904510252</text:p>
          </table:table-cell>
          <table:table-cell table:formula="of:=SIN([.AB88])" office:value-type="float" office:value="0.499999999999999" calcext:value-type="float">
            <text:p>0.499999999999999</text:p>
          </table:table-cell>
          <table:table-cell table:formula="of:=SIN([.AC88])" office:value-type="float" office:value="0.707106781186547" calcext:value-type="float">
            <text:p>0.707106781186547</text:p>
          </table:table-cell>
          <table:table-cell table:formula="of:=SIN([.AD88])" office:value-type="float" office:value="0.866025403784438" calcext:value-type="float">
            <text:p>0.866025403784438</text:p>
          </table:table-cell>
          <table:table-cell table:formula="of:=SIN([.AE88])" office:value-type="float" office:value="0.965925826289068" calcext:value-type="float">
            <text:p>0.965925826289068</text:p>
          </table:table-cell>
          <table:table-cell table:formula="of:=SIN([.AF88])" office:value-type="float" office:value="1" calcext:value-type="float">
            <text:p>1</text:p>
          </table:table-cell>
          <table:table-cell table:formula="of:=SIN([.AG88])" office:value-type="float" office:value="0.965925826289068" calcext:value-type="float">
            <text:p>0.965925826289068</text:p>
          </table:table-cell>
          <table:table-cell table:formula="of:=SIN([.AH88])" office:value-type="float" office:value="0.866025403784439" calcext:value-type="float">
            <text:p>0.866025403784439</text:p>
          </table:table-cell>
          <table:table-cell table:formula="of:=SIN([.AI88])" office:value-type="float" office:value="0.707106781186548" calcext:value-type="float">
            <text:p>0.707106781186548</text:p>
          </table:table-cell>
          <table:table-cell table:formula="of:=SIN([.AJ88])" office:value-type="float" office:value="0.500000000000001" calcext:value-type="float">
            <text:p>0.500000000000001</text:p>
          </table:table-cell>
          <table:table-cell table:formula="of:=SIN([.AK88])" office:value-type="float" office:value="0.258819045102523" calcext:value-type="float">
            <text:p>0.258819045102523</text:p>
          </table:table-cell>
          <table:table-cell table:formula="of:=SIN([.AL88])" office:value-type="float" office:value="3.67394039744206E-016" calcext:value-type="float">
            <text:p>3.67394039744206E-16</text:p>
          </table:table-cell>
          <table:table-cell table:formula="of:=SIN([.AM88])" office:value-type="float" office:value="-0.25881904510252" calcext:value-type="float">
            <text:p>-0.25881904510252</text:p>
          </table:table-cell>
          <table:table-cell table:formula="of:=SIN([.AN88])" office:value-type="float" office:value="-0.499999999999999" calcext:value-type="float">
            <text:p>-0.499999999999999</text:p>
          </table:table-cell>
          <table:table-cell table:formula="of:=SIN([.AO88])" office:value-type="float" office:value="-0.707106781186547" calcext:value-type="float">
            <text:p>-0.707106781186547</text:p>
          </table:table-cell>
          <table:table-cell table:formula="of:=SIN([.AP88])" office:value-type="float" office:value="-0.866025403784438" calcext:value-type="float">
            <text:p>-0.866025403784438</text:p>
          </table:table-cell>
          <table:table-cell table:formula="of:=SIN([.AQ88])" office:value-type="float" office:value="-0.965925826289068" calcext:value-type="float">
            <text:p>-0.965925826289068</text:p>
          </table:table-cell>
          <table:table-cell table:formula="of:=SIN([.AR88])" office:value-type="float" office:value="-1" calcext:value-type="float">
            <text:p>-1</text:p>
          </table:table-cell>
          <table:table-cell table:formula="of:=SIN([.AS88])" office:value-type="float" office:value="-0.965925826289068" calcext:value-type="float">
            <text:p>-0.965925826289068</text:p>
          </table:table-cell>
          <table:table-cell table:formula="of:=SIN([.AT88])" office:value-type="float" office:value="-0.866025403784439" calcext:value-type="float">
            <text:p>-0.866025403784439</text:p>
          </table:table-cell>
          <table:table-cell table:formula="of:=SIN([.AU88])" office:value-type="float" office:value="-0.707106781186548" calcext:value-type="float">
            <text:p>-0.707106781186548</text:p>
          </table:table-cell>
          <table:table-cell table:formula="of:=SIN([.AV88])" office:value-type="float" office:value="-0.500000000000001" calcext:value-type="float">
            <text:p>-0.500000000000001</text:p>
          </table:table-cell>
          <table:table-cell table:formula="of:=SIN([.AW88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91]*[.$B83]" office:value-type="float" office:value="0" calcext:value-type="float">
            <text:p>0</text:p>
          </table:table-cell>
          <table:table-cell table:formula="of:=[.C91]*[.$B83]" office:value-type="float" office:value="2.07055236082017" calcext:value-type="float">
            <text:p>2.07055236082017</text:p>
          </table:table-cell>
          <table:table-cell table:formula="of:=[.D91]*[.$B83]" office:value-type="float" office:value="4" calcext:value-type="float">
            <text:p>4</text:p>
          </table:table-cell>
          <table:table-cell table:formula="of:=[.E91]*[.$B83]" office:value-type="float" office:value="5.65685424949238" calcext:value-type="float">
            <text:p>5.65685424949238</text:p>
          </table:table-cell>
          <table:table-cell table:formula="of:=[.F91]*[.$B83]" office:value-type="float" office:value="6.92820323027551" calcext:value-type="float">
            <text:p>6.92820323027551</text:p>
          </table:table-cell>
          <table:table-cell table:formula="of:=[.G91]*[.$B83]" office:value-type="float" office:value="7.72740661031255" calcext:value-type="float">
            <text:p>7.72740661031255</text:p>
          </table:table-cell>
          <table:table-cell table:formula="of:=[.H91]*[.$B83]" office:value-type="float" office:value="8" calcext:value-type="float">
            <text:p>8</text:p>
          </table:table-cell>
          <table:table-cell table:formula="of:=[.I91]*[.$B83]" office:value-type="float" office:value="7.72740661031255" calcext:value-type="float">
            <text:p>7.72740661031255</text:p>
          </table:table-cell>
          <table:table-cell table:formula="of:=[.J91]*[.$B83]" office:value-type="float" office:value="6.92820323027551" calcext:value-type="float">
            <text:p>6.92820323027551</text:p>
          </table:table-cell>
          <table:table-cell table:formula="of:=[.K91]*[.$B83]" office:value-type="float" office:value="5.65685424949238" calcext:value-type="float">
            <text:p>5.65685424949238</text:p>
          </table:table-cell>
          <table:table-cell table:formula="of:=[.L91]*[.$B83]" office:value-type="float" office:value="4" calcext:value-type="float">
            <text:p>4</text:p>
          </table:table-cell>
          <table:table-cell table:formula="of:=[.M91]*[.$B83]" office:value-type="float" office:value="2.07055236082017" calcext:value-type="float">
            <text:p>2.07055236082017</text:p>
          </table:table-cell>
          <table:table-cell table:formula="of:=[.N91]*[.$B83]" office:value-type="float" office:value="9.79717439317883E-016" calcext:value-type="float">
            <text:p>9.79717439317883E-16</text:p>
          </table:table-cell>
          <table:table-cell table:formula="of:=[.O91]*[.$B83]" office:value-type="float" office:value="-2.07055236082016" calcext:value-type="float">
            <text:p>-2.07055236082016</text:p>
          </table:table-cell>
          <table:table-cell table:formula="of:=[.P91]*[.$B83]" office:value-type="float" office:value="-4" calcext:value-type="float">
            <text:p>-4</text:p>
          </table:table-cell>
          <table:table-cell table:formula="of:=[.Q91]*[.$B83]" office:value-type="float" office:value="-5.65685424949238" calcext:value-type="float">
            <text:p>-5.65685424949238</text:p>
          </table:table-cell>
          <table:table-cell table:formula="of:=[.R91]*[.$B83]" office:value-type="float" office:value="-6.92820323027551" calcext:value-type="float">
            <text:p>-6.92820323027551</text:p>
          </table:table-cell>
          <table:table-cell table:formula="of:=[.S91]*[.$B83]" office:value-type="float" office:value="-7.72740661031255" calcext:value-type="float">
            <text:p>-7.72740661031255</text:p>
          </table:table-cell>
          <table:table-cell table:formula="of:=[.T91]*[.$B83]" office:value-type="float" office:value="-8" calcext:value-type="float">
            <text:p>-8</text:p>
          </table:table-cell>
          <table:table-cell table:formula="of:=[.U91]*[.$B83]" office:value-type="float" office:value="-7.72740661031255" calcext:value-type="float">
            <text:p>-7.72740661031255</text:p>
          </table:table-cell>
          <table:table-cell table:formula="of:=[.V91]*[.$B83]" office:value-type="float" office:value="-6.92820323027551" calcext:value-type="float">
            <text:p>-6.92820323027551</text:p>
          </table:table-cell>
          <table:table-cell table:formula="of:=[.W91]*[.$B83]" office:value-type="float" office:value="-5.65685424949238" calcext:value-type="float">
            <text:p>-5.65685424949238</text:p>
          </table:table-cell>
          <table:table-cell table:formula="of:=[.X91]*[.$B83]" office:value-type="float" office:value="-4" calcext:value-type="float">
            <text:p>-4</text:p>
          </table:table-cell>
          <table:table-cell table:formula="of:=[.Y91]*[.$B83]" office:value-type="float" office:value="-2.07055236082017" calcext:value-type="float">
            <text:p>-2.07055236082017</text:p>
          </table:table-cell>
          <table:table-cell table:formula="of:=[.Z91]*[.$B83]" office:value-type="float" office:value="-1.95943487863577E-015" calcext:value-type="float">
            <text:p>-1.95943487863577E-15</text:p>
          </table:table-cell>
          <table:table-cell table:formula="of:=[.AA91]*[.$B83]" office:value-type="float" office:value="2.07055236082016" calcext:value-type="float">
            <text:p>2.07055236082016</text:p>
          </table:table-cell>
          <table:table-cell table:formula="of:=[.AB91]*[.$B83]" office:value-type="float" office:value="4" calcext:value-type="float">
            <text:p>4</text:p>
          </table:table-cell>
          <table:table-cell table:formula="of:=[.AC91]*[.$B83]" office:value-type="float" office:value="5.65685424949237" calcext:value-type="float">
            <text:p>5.65685424949237</text:p>
          </table:table-cell>
          <table:table-cell table:formula="of:=[.AD91]*[.$B83]" office:value-type="float" office:value="6.92820323027551" calcext:value-type="float">
            <text:p>6.92820323027551</text:p>
          </table:table-cell>
          <table:table-cell table:formula="of:=[.AE91]*[.$B83]" office:value-type="float" office:value="7.72740661031255" calcext:value-type="float">
            <text:p>7.72740661031255</text:p>
          </table:table-cell>
          <table:table-cell table:formula="of:=[.AF91]*[.$B83]" office:value-type="float" office:value="8" calcext:value-type="float">
            <text:p>8</text:p>
          </table:table-cell>
          <table:table-cell table:formula="of:=[.AG91]*[.$B83]" office:value-type="float" office:value="7.72740661031255" calcext:value-type="float">
            <text:p>7.72740661031255</text:p>
          </table:table-cell>
          <table:table-cell table:formula="of:=[.AH91]*[.$B83]" office:value-type="float" office:value="6.92820323027551" calcext:value-type="float">
            <text:p>6.92820323027551</text:p>
          </table:table-cell>
          <table:table-cell table:formula="of:=[.AI91]*[.$B83]" office:value-type="float" office:value="5.65685424949239" calcext:value-type="float">
            <text:p>5.65685424949239</text:p>
          </table:table-cell>
          <table:table-cell table:formula="of:=[.AJ91]*[.$B83]" office:value-type="float" office:value="4.00000000000001" calcext:value-type="float">
            <text:p>4.00000000000001</text:p>
          </table:table-cell>
          <table:table-cell table:formula="of:=[.AK91]*[.$B83]" office:value-type="float" office:value="2.07055236082018" calcext:value-type="float">
            <text:p>2.07055236082018</text:p>
          </table:table-cell>
          <table:table-cell table:formula="of:=[.AL91]*[.$B83]" office:value-type="float" office:value="2.93915231795365E-015" calcext:value-type="float">
            <text:p>2.93915231795365E-15</text:p>
          </table:table-cell>
          <table:table-cell table:formula="of:=[.AM91]*[.$B83]" office:value-type="float" office:value="-2.07055236082016" calcext:value-type="float">
            <text:p>-2.07055236082016</text:p>
          </table:table-cell>
          <table:table-cell table:formula="of:=[.AN91]*[.$B83]" office:value-type="float" office:value="-3.99999999999999" calcext:value-type="float">
            <text:p>-3.99999999999999</text:p>
          </table:table-cell>
          <table:table-cell table:formula="of:=[.AO91]*[.$B83]" office:value-type="float" office:value="-5.65685424949237" calcext:value-type="float">
            <text:p>-5.65685424949237</text:p>
          </table:table-cell>
          <table:table-cell table:formula="of:=[.AP91]*[.$B83]" office:value-type="float" office:value="-6.9282032302755" calcext:value-type="float">
            <text:p>-6.9282032302755</text:p>
          </table:table-cell>
          <table:table-cell table:formula="of:=[.AQ91]*[.$B83]" office:value-type="float" office:value="-7.72740661031254" calcext:value-type="float">
            <text:p>-7.72740661031254</text:p>
          </table:table-cell>
          <table:table-cell table:formula="of:=[.AR91]*[.$B83]" office:value-type="float" office:value="-8" calcext:value-type="float">
            <text:p>-8</text:p>
          </table:table-cell>
          <table:table-cell table:formula="of:=[.AS91]*[.$B83]" office:value-type="float" office:value="-7.72740661031255" calcext:value-type="float">
            <text:p>-7.72740661031255</text:p>
          </table:table-cell>
          <table:table-cell table:formula="of:=[.AT91]*[.$B83]" office:value-type="float" office:value="-6.92820323027551" calcext:value-type="float">
            <text:p>-6.92820323027551</text:p>
          </table:table-cell>
          <table:table-cell table:formula="of:=[.AU91]*[.$B83]" office:value-type="float" office:value="-5.65685424949239" calcext:value-type="float">
            <text:p>-5.65685424949239</text:p>
          </table:table-cell>
          <table:table-cell table:formula="of:=[.AV91]*[.$B83]" office:value-type="float" office:value="-4.00000000000001" calcext:value-type="float">
            <text:p>-4.00000000000001</text:p>
          </table:table-cell>
          <table:table-cell table:formula="of:=[.AW91]*[.$B83]" office:value-type="float" office:value="-2.07055236082018" calcext:value-type="float">
            <text:p>-2.07055236082018</text:p>
          </table:table-cell>
          <table:table-cell table:number-columns-repeated="48"/>
        </table:table-row>
        <table:table-row table:style-name="ro1">
          <table:table-cell/>
          <table:table-cell table:formula="of:=[.B92]+[.$B84]" office:value-type="float" office:value="8" calcext:value-type="float">
            <text:p>8</text:p>
          </table:table-cell>
          <table:table-cell table:formula="of:=[.C92]+[.$B84]" office:value-type="float" office:value="10.0705523608202" calcext:value-type="float">
            <text:p>10.0705523608202</text:p>
          </table:table-cell>
          <table:table-cell table:formula="of:=[.D92]+[.$B84]" office:value-type="float" office:value="12" calcext:value-type="float">
            <text:p>12</text:p>
          </table:table-cell>
          <table:table-cell table:formula="of:=[.E92]+[.$B84]" office:value-type="float" office:value="13.6568542494924" calcext:value-type="float">
            <text:p>13.6568542494924</text:p>
          </table:table-cell>
          <table:table-cell table:formula="of:=[.F92]+[.$B84]" office:value-type="float" office:value="14.9282032302755" calcext:value-type="float">
            <text:p>14.9282032302755</text:p>
          </table:table-cell>
          <table:table-cell table:formula="of:=[.G92]+[.$B84]" office:value-type="float" office:value="15.7274066103125" calcext:value-type="float">
            <text:p>15.7274066103125</text:p>
          </table:table-cell>
          <table:table-cell table:formula="of:=[.H92]+[.$B84]" office:value-type="float" office:value="16" calcext:value-type="float">
            <text:p>16</text:p>
          </table:table-cell>
          <table:table-cell table:formula="of:=[.I92]+[.$B84]" office:value-type="float" office:value="15.7274066103125" calcext:value-type="float">
            <text:p>15.7274066103125</text:p>
          </table:table-cell>
          <table:table-cell table:formula="of:=[.J92]+[.$B84]" office:value-type="float" office:value="14.9282032302755" calcext:value-type="float">
            <text:p>14.9282032302755</text:p>
          </table:table-cell>
          <table:table-cell table:formula="of:=[.K92]+[.$B84]" office:value-type="float" office:value="13.6568542494924" calcext:value-type="float">
            <text:p>13.6568542494924</text:p>
          </table:table-cell>
          <table:table-cell table:formula="of:=[.L92]+[.$B84]" office:value-type="float" office:value="12" calcext:value-type="float">
            <text:p>12</text:p>
          </table:table-cell>
          <table:table-cell table:formula="of:=[.M92]+[.$B84]" office:value-type="float" office:value="10.0705523608202" calcext:value-type="float">
            <text:p>10.0705523608202</text:p>
          </table:table-cell>
          <table:table-cell table:formula="of:=[.N92]+[.$B84]" office:value-type="float" office:value="8" calcext:value-type="float">
            <text:p>8</text:p>
          </table:table-cell>
          <table:table-cell table:formula="of:=[.O92]+[.$B84]" office:value-type="float" office:value="5.92944763917984" calcext:value-type="float">
            <text:p>5.92944763917984</text:p>
          </table:table-cell>
          <table:table-cell table:formula="of:=[.P92]+[.$B84]" office:value-type="float" office:value="4" calcext:value-type="float">
            <text:p>4</text:p>
          </table:table-cell>
          <table:table-cell table:formula="of:=[.Q92]+[.$B84]" office:value-type="float" office:value="2.34314575050762" calcext:value-type="float">
            <text:p>2.34314575050762</text:p>
          </table:table-cell>
          <table:table-cell table:formula="of:=[.R92]+[.$B84]" office:value-type="float" office:value="1.07179676972449" calcext:value-type="float">
            <text:p>1.07179676972449</text:p>
          </table:table-cell>
          <table:table-cell table:formula="of:=[.S92]+[.$B84]" office:value-type="float" office:value="0.272593389687455" calcext:value-type="float">
            <text:p>0.272593389687455</text:p>
          </table:table-cell>
          <table:table-cell table:formula="of:=[.T92]+[.$B84]" office:value-type="float" office:value="0" calcext:value-type="float">
            <text:p>0</text:p>
          </table:table-cell>
          <table:table-cell table:formula="of:=[.U92]+[.$B84]" office:value-type="float" office:value="0.272593389687453" calcext:value-type="float">
            <text:p>0.272593389687453</text:p>
          </table:table-cell>
          <table:table-cell table:formula="of:=[.V92]+[.$B84]" office:value-type="float" office:value="1.07179676972449" calcext:value-type="float">
            <text:p>1.07179676972449</text:p>
          </table:table-cell>
          <table:table-cell table:formula="of:=[.W92]+[.$B84]" office:value-type="float" office:value="2.34314575050762" calcext:value-type="float">
            <text:p>2.34314575050762</text:p>
          </table:table-cell>
          <table:table-cell table:formula="of:=[.X92]+[.$B84]" office:value-type="float" office:value="4" calcext:value-type="float">
            <text:p>4</text:p>
          </table:table-cell>
          <table:table-cell table:formula="of:=[.Y92]+[.$B84]" office:value-type="float" office:value="5.92944763917983" calcext:value-type="float">
            <text:p>5.92944763917983</text:p>
          </table:table-cell>
          <table:table-cell table:formula="of:=[.Z92]+[.$B84]" office:value-type="float" office:value="8" calcext:value-type="float">
            <text:p>8</text:p>
          </table:table-cell>
          <table:table-cell table:formula="of:=[.AA92]+[.$B84]" office:value-type="float" office:value="10.0705523608202" calcext:value-type="float">
            <text:p>10.0705523608202</text:p>
          </table:table-cell>
          <table:table-cell table:formula="of:=[.AB92]+[.$B84]" office:value-type="float" office:value="12" calcext:value-type="float">
            <text:p>12</text:p>
          </table:table-cell>
          <table:table-cell table:formula="of:=[.AC92]+[.$B84]" office:value-type="float" office:value="13.6568542494924" calcext:value-type="float">
            <text:p>13.6568542494924</text:p>
          </table:table-cell>
          <table:table-cell table:formula="of:=[.AD92]+[.$B84]" office:value-type="float" office:value="14.9282032302755" calcext:value-type="float">
            <text:p>14.9282032302755</text:p>
          </table:table-cell>
          <table:table-cell table:formula="of:=[.AE92]+[.$B84]" office:value-type="float" office:value="15.7274066103125" calcext:value-type="float">
            <text:p>15.7274066103125</text:p>
          </table:table-cell>
          <table:table-cell table:formula="of:=[.AF92]+[.$B84]" office:value-type="float" office:value="16" calcext:value-type="float">
            <text:p>16</text:p>
          </table:table-cell>
          <table:table-cell table:formula="of:=[.AG92]+[.$B84]" office:value-type="float" office:value="15.7274066103125" calcext:value-type="float">
            <text:p>15.7274066103125</text:p>
          </table:table-cell>
          <table:table-cell table:formula="of:=[.AH92]+[.$B84]" office:value-type="float" office:value="14.9282032302755" calcext:value-type="float">
            <text:p>14.9282032302755</text:p>
          </table:table-cell>
          <table:table-cell table:formula="of:=[.AI92]+[.$B84]" office:value-type="float" office:value="13.6568542494924" calcext:value-type="float">
            <text:p>13.6568542494924</text:p>
          </table:table-cell>
          <table:table-cell table:formula="of:=[.AJ92]+[.$B84]" office:value-type="float" office:value="12" calcext:value-type="float">
            <text:p>12</text:p>
          </table:table-cell>
          <table:table-cell table:formula="of:=[.AK92]+[.$B84]" office:value-type="float" office:value="10.0705523608202" calcext:value-type="float">
            <text:p>10.0705523608202</text:p>
          </table:table-cell>
          <table:table-cell table:formula="of:=[.AL92]+[.$B84]" office:value-type="float" office:value="8" calcext:value-type="float">
            <text:p>8</text:p>
          </table:table-cell>
          <table:table-cell table:formula="of:=[.AM92]+[.$B84]" office:value-type="float" office:value="5.92944763917984" calcext:value-type="float">
            <text:p>5.92944763917984</text:p>
          </table:table-cell>
          <table:table-cell table:formula="of:=[.AN92]+[.$B84]" office:value-type="float" office:value="4.00000000000001" calcext:value-type="float">
            <text:p>4.00000000000001</text:p>
          </table:table-cell>
          <table:table-cell table:formula="of:=[.AO92]+[.$B84]" office:value-type="float" office:value="2.34314575050763" calcext:value-type="float">
            <text:p>2.34314575050763</text:p>
          </table:table-cell>
          <table:table-cell table:formula="of:=[.AP92]+[.$B84]" office:value-type="float" office:value="1.0717967697245" calcext:value-type="float">
            <text:p>1.0717967697245</text:p>
          </table:table-cell>
          <table:table-cell table:formula="of:=[.AQ92]+[.$B84]" office:value-type="float" office:value="0.272593389687458" calcext:value-type="float">
            <text:p>0.272593389687458</text:p>
          </table:table-cell>
          <table:table-cell table:formula="of:=[.AR92]+[.$B84]" office:value-type="float" office:value="0" calcext:value-type="float">
            <text:p>0</text:p>
          </table:table-cell>
          <table:table-cell table:formula="of:=[.AS92]+[.$B84]" office:value-type="float" office:value="0.272593389687453" calcext:value-type="float">
            <text:p>0.272593389687453</text:p>
          </table:table-cell>
          <table:table-cell table:formula="of:=[.AT92]+[.$B84]" office:value-type="float" office:value="1.07179676972449" calcext:value-type="float">
            <text:p>1.07179676972449</text:p>
          </table:table-cell>
          <table:table-cell table:formula="of:=[.AU92]+[.$B84]" office:value-type="float" office:value="2.34314575050761" calcext:value-type="float">
            <text:p>2.34314575050761</text:p>
          </table:table-cell>
          <table:table-cell table:formula="of:=[.AV92]+[.$B84]" office:value-type="float" office:value="3.99999999999999" calcext:value-type="float">
            <text:p>3.99999999999999</text:p>
          </table:table-cell>
          <table:table-cell table:formula="of:=[.AW92]+[.$B84]" office:value-type="float" office:value="5.92944763917982" calcext:value-type="float">
            <text:p>5.92944763917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93])" office:value-type="float" office:value="8" calcext:value-type="float">
            <text:p>8</text:p>
          </table:table-cell>
          <table:table-cell table:formula="of:=ROUNDDOWN([.C93])" office:value-type="float" office:value="10" calcext:value-type="float">
            <text:p>10</text:p>
          </table:table-cell>
          <table:table-cell table:formula="of:=ROUNDDOWN([.D93])" office:value-type="float" office:value="12" calcext:value-type="float">
            <text:p>12</text:p>
          </table:table-cell>
          <table:table-cell table:formula="of:=ROUNDDOWN([.E93])" office:value-type="float" office:value="13" calcext:value-type="float">
            <text:p>13</text:p>
          </table:table-cell>
          <table:table-cell table:formula="of:=ROUNDDOWN([.F93])" office:value-type="float" office:value="14" calcext:value-type="float">
            <text:p>14</text:p>
          </table:table-cell>
          <table:table-cell table:formula="of:=ROUNDDOWN([.G93])" office:value-type="float" office:value="15" calcext:value-type="float">
            <text:p>15</text:p>
          </table:table-cell>
          <table:table-cell table:formula="of:=ROUNDDOWN([.H93])" office:value-type="float" office:value="16" calcext:value-type="float">
            <text:p>16</text:p>
          </table:table-cell>
          <table:table-cell table:formula="of:=ROUNDDOWN([.I93])" office:value-type="float" office:value="15" calcext:value-type="float">
            <text:p>15</text:p>
          </table:table-cell>
          <table:table-cell table:formula="of:=ROUNDDOWN([.J93])" office:value-type="float" office:value="14" calcext:value-type="float">
            <text:p>14</text:p>
          </table:table-cell>
          <table:table-cell table:formula="of:=ROUNDDOWN([.K93])" office:value-type="float" office:value="13" calcext:value-type="float">
            <text:p>13</text:p>
          </table:table-cell>
          <table:table-cell table:formula="of:=ROUNDDOWN([.L93])" office:value-type="float" office:value="12" calcext:value-type="float">
            <text:p>12</text:p>
          </table:table-cell>
          <table:table-cell table:formula="of:=ROUNDDOWN([.M93])" office:value-type="float" office:value="10" calcext:value-type="float">
            <text:p>10</text:p>
          </table:table-cell>
          <table:table-cell table:formula="of:=ROUNDDOWN([.N93])" office:value-type="float" office:value="8" calcext:value-type="float">
            <text:p>8</text:p>
          </table:table-cell>
          <table:table-cell table:formula="of:=ROUNDDOWN([.O93])" office:value-type="float" office:value="5" calcext:value-type="float">
            <text:p>5</text:p>
          </table:table-cell>
          <table:table-cell table:formula="of:=ROUNDDOWN([.P93])" office:value-type="float" office:value="4" calcext:value-type="float">
            <text:p>4</text:p>
          </table:table-cell>
          <table:table-cell table:formula="of:=ROUNDDOWN([.Q93])" office:value-type="float" office:value="2" calcext:value-type="float">
            <text:p>2</text:p>
          </table:table-cell>
          <table:table-cell table:formula="of:=ROUNDDOWN([.R93])" office:value-type="float" office:value="1" calcext:value-type="float">
            <text:p>1</text:p>
          </table:table-cell>
          <table:table-cell table:formula="of:=ROUNDDOWN([.S93])" office:value-type="float" office:value="0" calcext:value-type="float">
            <text:p>0</text:p>
          </table:table-cell>
          <table:table-cell table:formula="of:=ROUNDDOWN([.T93])" office:value-type="float" office:value="0" calcext:value-type="float">
            <text:p>0</text:p>
          </table:table-cell>
          <table:table-cell table:formula="of:=ROUNDDOWN([.U93])" office:value-type="float" office:value="0" calcext:value-type="float">
            <text:p>0</text:p>
          </table:table-cell>
          <table:table-cell table:formula="of:=ROUNDDOWN([.V93])" office:value-type="float" office:value="1" calcext:value-type="float">
            <text:p>1</text:p>
          </table:table-cell>
          <table:table-cell table:formula="of:=ROUNDDOWN([.W93])" office:value-type="float" office:value="2" calcext:value-type="float">
            <text:p>2</text:p>
          </table:table-cell>
          <table:table-cell table:formula="of:=ROUNDDOWN([.X93])" office:value-type="float" office:value="4" calcext:value-type="float">
            <text:p>4</text:p>
          </table:table-cell>
          <table:table-cell table:formula="of:=ROUNDDOWN([.Y93])" office:value-type="float" office:value="5" calcext:value-type="float">
            <text:p>5</text:p>
          </table:table-cell>
          <table:table-cell table:formula="of:=ROUNDDOWN([.Z93])" office:value-type="float" office:value="8" calcext:value-type="float">
            <text:p>8</text:p>
          </table:table-cell>
          <table:table-cell table:formula="of:=ROUNDDOWN([.AA93])" office:value-type="float" office:value="10" calcext:value-type="float">
            <text:p>10</text:p>
          </table:table-cell>
          <table:table-cell table:formula="of:=ROUNDDOWN([.AB93])" office:value-type="float" office:value="12" calcext:value-type="float">
            <text:p>12</text:p>
          </table:table-cell>
          <table:table-cell table:formula="of:=ROUNDDOWN([.AC93])" office:value-type="float" office:value="13" calcext:value-type="float">
            <text:p>13</text:p>
          </table:table-cell>
          <table:table-cell table:formula="of:=ROUNDDOWN([.AD93])" office:value-type="float" office:value="14" calcext:value-type="float">
            <text:p>14</text:p>
          </table:table-cell>
          <table:table-cell table:formula="of:=ROUNDDOWN([.AE93])" office:value-type="float" office:value="15" calcext:value-type="float">
            <text:p>15</text:p>
          </table:table-cell>
          <table:table-cell table:formula="of:=ROUNDDOWN([.AF93])" office:value-type="float" office:value="16" calcext:value-type="float">
            <text:p>16</text:p>
          </table:table-cell>
          <table:table-cell table:formula="of:=ROUNDDOWN([.AG93])" office:value-type="float" office:value="15" calcext:value-type="float">
            <text:p>15</text:p>
          </table:table-cell>
          <table:table-cell table:formula="of:=ROUNDDOWN([.AH93])" office:value-type="float" office:value="14" calcext:value-type="float">
            <text:p>14</text:p>
          </table:table-cell>
          <table:table-cell table:formula="of:=ROUNDDOWN([.AI93])" office:value-type="float" office:value="13" calcext:value-type="float">
            <text:p>13</text:p>
          </table:table-cell>
          <table:table-cell table:formula="of:=ROUNDDOWN([.AJ93])" office:value-type="float" office:value="12" calcext:value-type="float">
            <text:p>12</text:p>
          </table:table-cell>
          <table:table-cell table:formula="of:=ROUNDDOWN([.AK93])" office:value-type="float" office:value="10" calcext:value-type="float">
            <text:p>10</text:p>
          </table:table-cell>
          <table:table-cell table:formula="of:=ROUNDDOWN([.AL93])" office:value-type="float" office:value="8" calcext:value-type="float">
            <text:p>8</text:p>
          </table:table-cell>
          <table:table-cell table:formula="of:=ROUNDDOWN([.AM93])" office:value-type="float" office:value="5" calcext:value-type="float">
            <text:p>5</text:p>
          </table:table-cell>
          <table:table-cell table:formula="of:=ROUNDDOWN([.AN93])" office:value-type="float" office:value="4" calcext:value-type="float">
            <text:p>4</text:p>
          </table:table-cell>
          <table:table-cell table:formula="of:=ROUNDDOWN([.AO93])" office:value-type="float" office:value="2" calcext:value-type="float">
            <text:p>2</text:p>
          </table:table-cell>
          <table:table-cell table:formula="of:=ROUNDDOWN([.AP93])" office:value-type="float" office:value="1" calcext:value-type="float">
            <text:p>1</text:p>
          </table:table-cell>
          <table:table-cell table:formula="of:=ROUNDDOWN([.AQ93])" office:value-type="float" office:value="0" calcext:value-type="float">
            <text:p>0</text:p>
          </table:table-cell>
          <table:table-cell table:formula="of:=ROUNDDOWN([.AR93])" office:value-type="float" office:value="0" calcext:value-type="float">
            <text:p>0</text:p>
          </table:table-cell>
          <table:table-cell table:formula="of:=ROUNDDOWN([.AS93])" office:value-type="float" office:value="0" calcext:value-type="float">
            <text:p>0</text:p>
          </table:table-cell>
          <table:table-cell table:formula="of:=ROUNDDOWN([.AT93])" office:value-type="float" office:value="1" calcext:value-type="float">
            <text:p>1</text:p>
          </table:table-cell>
          <table:table-cell table:formula="of:=ROUNDDOWN([.AU93])" office:value-type="float" office:value="2" calcext:value-type="float">
            <text:p>2</text:p>
          </table:table-cell>
          <table:table-cell table:formula="of:=ROUNDDOWN([.AV93])" office:value-type="float" office:value="3" calcext:value-type="float">
            <text:p>3</text:p>
          </table:table-cell>
          <table:table-cell table:formula="of:=ROUNDDOWN([.AW9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ookup_fix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</table:table>
      <table:table table:name="Tabelle2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Example 0</text:p>
          </table:table-cell>
          <table:table-cell office:value-type="string" calcext:value-type="string">
            <text:p>Example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poles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phas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waves per revolution</text:p>
          </table:table-cell>
          <table:table-cell table:formula="of:=[.B2]/[.B3]" office:value-type="float" office:value="4" calcext:value-type="float">
            <text:p>4</text:p>
          </table:table-cell>
          <table:table-cell table:formula="of:=[.C2]/[.C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ut size</text:p>
          </table:table-cell>
          <table:table-cell table:formula="of:=12*[.B3]" office:value-type="float" office:value="36" calcext:value-type="float">
            <text:p>36</text:p>
          </table:table-cell>
          <table:table-cell table:formula="of:=12*[.C3]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Int per revolution</text:p>
          </table:table-cell>
          <table:table-cell table:formula="of:=[.B6]*[.B4]" office:value-type="float" office:value="144" calcext:value-type="float">
            <text:p>144</text:p>
          </table:table-cell>
          <table:table-cell table:formula="of:=[.C6]*[.C4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r freq</text:p>
          </table:table-cell>
          <table:table-cell table:number-columns-repeated="2" office:value-type="float" office:value="8000000" calcext:value-type="float">
            <text:p>8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r max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r overflow interrupts</text:p>
          </table:table-cell>
          <table:table-cell table:formula="of:=[.B9]/[.B10]" office:value-type="float" office:value="10000" calcext:value-type="float">
            <text:p>10000</text:p>
          </table:table-cell>
          <table:table-cell table:formula="of:=[.C9]/[.C10]" office:value-type="float" office:value="80000" calcext:value-type="float">
            <text:p>8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olutions per 1 s</text:p>
          </table:table-cell>
          <table:table-cell table:formula="of:=[.B11]/[.B7]" office:value-type="float" office:value="69.4444444444444" calcext:value-type="float">
            <text:p>69.4444444444444</text:p>
          </table:table-cell>
          <table:table-cell table:formula="of:=[.C11]/[.C7]" office:value-type="float" office:value="555.555555555556" calcext:value-type="float">
            <text:p>555.55555555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in rev/s</text:p>
          </table:table-cell>
          <table:table-cell table:formula="of:=[.B13]" office:value-type="float" office:value="69.4444444444444" calcext:value-type="float">
            <text:p>69.444444444444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M speed</text:p>
          </table:table-cell>
          <table:table-cell/>
          <table:table-cell office:value-type="string" calcext:value-type="string">
            <text:p>TIM 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q</text:p>
          </table:table-cell>
          <table:table-cell table:formula="of:=[.B9]"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  <table:table-cell table:formula="of:=[.B18]"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 devi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CR</text:p>
          </table:table-cell>
          <table:table-cell office:value-type="string" calcext:value-type="string">
            <text:p>Freq CCR</text:p>
          </table:table-cell>
          <table:table-cell/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min freq</text:p>
          </table:table-cell>
          <table:table-cell table:formula="of:=[.B18]/[.B19]/[.B20]" office:value-type="float" office:value="30.517578125" calcext:value-type="float">
            <text:p>30.517578125</text:p>
          </table:table-cell>
          <table:table-cell office:value-type="string" calcext:value-type="string">
            <text:p>Hz</text:p>
          </table:table-cell>
          <table:table-cell table:formula="of:=[.D18]/[.D19]/[.D20]" office:value-type="float" office:value="160000" calcext:value-type="float">
            <text:p>160000</text:p>
          </table:table-cell>
          <table:table-cell table:formula="of:=1/[.D21]" office:value-type="float" office:value="0.00000625" calcext:value-type="float">
            <text:p>0.00000625</text:p>
          </table:table-cell>
          <table:table-cell office:value-type="float" office:value="111" calcext:value-type="float">
            <text:p>111</text:p>
          </table:table-cell>
          <table:table-cell table:formula="of:=[.$D$21]/[.F21]" office:value-type="float" office:value="1441.44144144144" calcext:value-type="float">
            <text:p>1441.44144144144</text:p>
          </table:table-cell>
          <table:table-cell office:value-type="string" calcext:value-type="string">
            <text:p>Hz</text:p>
          </table:table-cell>
          <table:table-cell table:formula="of:=[.G21]/[.$C$24]" office:value-type="float" office:value="10.01001001001" calcext:value-type="float">
            <text:p>10.01001001001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number-columns-repeated="4"/>
          <table:table-cell table:formula="of:=[.E27]/[.E21]" office:value-type="float" office:value="111.111111111111" calcext:value-type="float">
            <text:p>111.111111111111</text:p>
          </table:table-cell>
          <table:table-cell office:value-type="float" office:value="1000" calcext:value-type="float">
            <text:p>1000</text:p>
          </table:table-cell>
          <table:table-cell table:formula="of:=[.$D$21]/[.F22]" office:value-type="float" office:value="160" calcext:value-type="float">
            <text:p>160</text:p>
          </table:table-cell>
          <table:table-cell office:value-type="string" calcext:value-type="string">
            <text:p>Hz</text:p>
          </table:table-cell>
          <table:table-cell table:formula="of:=[.G22]/[.$C$24]" office:value-type="float" office:value="1.11111111111111" calcext:value-type="float">
            <text:p>1.11111111111111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number-columns-repeated="5"/>
          <table:table-cell office:value-type="float" office:value="2345" calcext:value-type="float">
            <text:p>2345</text:p>
          </table:table-cell>
          <table:table-cell table:formula="of:=[.$D$21]/[.F23]" office:value-type="float" office:value="68.2302771855011" calcext:value-type="float">
            <text:p>68.2302771855011</text:p>
          </table:table-cell>
          <table:table-cell office:value-type="string" calcext:value-type="string">
            <text:p>Hz</text:p>
          </table:table-cell>
          <table:table-cell table:formula="of:=[.G23]/[.$C$24]" office:value-type="float" office:value="0.473821369343757" calcext:value-type="float">
            <text:p>0.473821369343757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/>
          <table:table-cell office:value-type="string" calcext:value-type="string">
            <text:p>nb int / rev</text:p>
          </table:table-cell>
          <table:table-cell table:formula="of:=[.B7]" office:value-type="float" office:value="144" calcext:value-type="float">
            <text:p>14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$D$21]/[.F24]" office:value-type="float" office:value="16" calcext:value-type="float">
            <text:p>16</text:p>
          </table:table-cell>
          <table:table-cell office:value-type="string" calcext:value-type="string">
            <text:p>Hz</text:p>
          </table:table-cell>
          <table:table-cell table:formula="of:=[.G24]/[.$C$24]" office:value-type="float" office:value="0.111111111111111" calcext:value-type="float">
            <text:p>0.111111111111111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number-columns-repeated="5"/>
          <table:table-cell office:value-type="float" office:value="20000" calcext:value-type="float">
            <text:p>20000</text:p>
          </table:table-cell>
          <table:table-cell table:formula="of:=[.$D$21]/[.F25]" office:value-type="float" office:value="8" calcext:value-type="float">
            <text:p>8</text:p>
          </table:table-cell>
          <table:table-cell office:value-type="string" calcext:value-type="string">
            <text:p>Hz</text:p>
          </table:table-cell>
          <table:table-cell table:formula="of:=[.G25]/[.$C$24]" office:value-type="float" office:value="0.0555555555555556" calcext:value-type="float">
            <text:p>0.0555555555555556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office:value-type="string" calcext:value-type="string">
            <text:p>speed value in 0.01 rev/s</text:p>
          </table:table-cell>
          <table:table-cell office:value-type="string" calcext:value-type="string">
            <text:p>Speed rev/s</text:p>
          </table:table-cell>
          <table:table-cell office:value-type="string" calcext:value-type="string">
            <text:p>nb int @ speed</text:p>
          </table:table-cell>
          <table:table-cell table:number-columns-repeated="2"/>
          <table:table-cell office:value-type="float" office:value="32768" calcext:value-type="float">
            <text:p>32768</text:p>
          </table:table-cell>
          <table:table-cell table:formula="of:=[.$D$21]/[.F26]" office:value-type="float" office:value="4.8828125" calcext:value-type="float">
            <text:p>4.8828125</text:p>
          </table:table-cell>
          <table:table-cell office:value-type="string" calcext:value-type="string">
            <text:p>Hz</text:p>
          </table:table-cell>
          <table:table-cell table:formula="of:=[.G26]/[.$C$24]" office:value-type="float" office:value="0.0339084201388889" calcext:value-type="float">
            <text:p>0.0339084201388889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formula="of:=[.B27]*100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[.$C$24]*[.B27]" office:value-type="float" office:value="1440" calcext:value-type="float">
            <text:p>1440</text:p>
          </table:table-cell>
          <table:table-cell office:value-type="string" calcext:value-type="string">
            <text:p>Hz = 1/s</text:p>
          </table:table-cell>
          <table:table-cell table:formula="of:=1/[.C27]" office:value-type="float" office:value="0.000694444444444444" calcext:value-type="float">
            <text:p>0.000694444444444444</text:p>
          </table:table-cell>
          <table:table-cell office:value-type="float" office:value="60000" calcext:value-type="float">
            <text:p>60000</text:p>
          </table:table-cell>
          <table:table-cell table:formula="of:=[.$D$21]/[.F27]" office:value-type="float" office:value="2.66666666666667" calcext:value-type="float">
            <text:p>2.66666666666667</text:p>
          </table:table-cell>
          <table:table-cell office:value-type="string" calcext:value-type="string">
            <text:p>Hz</text:p>
          </table:table-cell>
          <table:table-cell table:formula="of:=[.G27]/[.$C$24]" office:value-type="float" office:value="0.0185185185185185" calcext:value-type="float">
            <text:p>0.0185185185185185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formula="of:=[.B28]*100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$C$24]*[.B28]" office:value-type="float" office:value="720" calcext:value-type="float">
            <text:p>720</text:p>
          </table:table-cell>
          <table:table-cell office:value-type="string" calcext:value-type="string">
            <text:p>Hz = 1/s</text:p>
          </table:table-cell>
          <table:table-cell/>
          <table:table-cell office:value-type="float" office:value="65536" calcext:value-type="float">
            <text:p>65536</text:p>
          </table:table-cell>
          <table:table-cell table:formula="of:=[.$D$21]/[.F28]" office:value-type="float" office:value="2.44140625" calcext:value-type="float">
            <text:p>2.44140625</text:p>
          </table:table-cell>
          <table:table-cell office:value-type="string" calcext:value-type="string">
            <text:p>Hz</text:p>
          </table:table-cell>
          <table:table-cell table:formula="of:=[.G28]/[.$C$24]" office:value-type="float" office:value="0.0169542100694444" calcext:value-type="float">
            <text:p>0.0169542100694444</text:p>
          </table:table-cell>
          <table:table-cell office:value-type="string" calcext:value-type="string">
            <text:p>rev/s</text:p>
          </table:table-cell>
        </table:table-row>
        <table:table-row table:style-name="ro1">
          <table:table-cell table:formula="of:=[.B29]*10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$C$24]*[.B29]" office:value-type="float" office:value="288" calcext:value-type="float">
            <text:p>288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0]*10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$C$24]*[.B30]" office:value-type="float" office:value="144" calcext:value-type="float">
            <text:p>144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1]*100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[.$C$24]*[.B31]" office:value-type="float" office:value="72" calcext:value-type="float">
            <text:p>72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2]*100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formula="of:=[.$C$24]*[.B32]" office:value-type="float" office:value="28.8" calcext:value-type="float">
            <text:p>28.8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3]*100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$C$24]*[.B33]" office:value-type="float" office:value="14.4" calcext:value-type="float">
            <text:p>14.4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4]*100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[.$C$24]*[.B34]" office:value-type="float" office:value="7.2" calcext:value-type="float">
            <text:p>7.2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5]*100"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formula="of:=[.$C$24]*[.B35]" office:value-type="float" office:value="2.88" calcext:value-type="float">
            <text:p>2.88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formula="of:=[.B36]*100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$C$24]*[.B36]" office:value-type="float" office:value="1.44" calcext:value-type="float">
            <text:p>1.44</text:p>
          </table:table-cell>
          <table:table-cell office:value-type="string" calcext:value-type="string">
            <text:p>Hz = 1/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CR</text:p>
          </table:table-cell>
          <table:table-cell office:value-type="string" calcext:value-type="string">
            <text:p>CCR freq</text:p>
          </table:table-cell>
          <table:table-cell office:value-type="string" calcext:value-type="string">
            <text:p>speed</text:p>
          </table:table-cell>
          <table:table-cell table:number-columns-repeated="5"/>
        </table:table-row>
        <table:table-row table:style-name="ro1">
          <table:table-cell table:formula="of:=[.A27]" office:value-type="float" office:value="1000" calcext:value-type="float">
            <text:p>100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39]*100/[.A39])" office:value-type="float" office:value="111" calcext:value-type="float">
            <text:p>111</text:p>
          </table:table-cell>
          <table:table-cell table:formula="of:=(8000000/50)/[.C39]" office:value-type="float" office:value="1441.44144144144" calcext:value-type="float">
            <text:p>1441.44144144144</text:p>
          </table:table-cell>
          <table:table-cell table:formula="of:=[.D39]/144" office:value-type="float" office:value="10.01001001001" calcext:value-type="float">
            <text:p>10.01001001001</text:p>
          </table:table-cell>
          <table:table-cell table:number-columns-repeated="5"/>
        </table:table-row>
        <table:table-row table:style-name="ro1">
          <table:table-cell table:formula="of:=[.A28]" office:value-type="float" office:value="500" calcext:value-type="float">
            <text:p>50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0]*100/[.A40])" office:value-type="float" office:value="222" calcext:value-type="float">
            <text:p>222</text:p>
          </table:table-cell>
          <table:table-cell table:formula="of:=(8000000/50)/[.C40]" office:value-type="float" office:value="720.720720720721" calcext:value-type="float">
            <text:p>720.720720720721</text:p>
          </table:table-cell>
          <table:table-cell table:formula="of:=[.D40]/144" office:value-type="float" office:value="5.00500500500501" calcext:value-type="float">
            <text:p>5.00500500500501</text:p>
          </table:table-cell>
          <table:table-cell table:number-columns-repeated="5"/>
        </table:table-row>
        <table:table-row table:style-name="ro1">
          <table:table-cell table:formula="of:=[.A29]" office:value-type="float" office:value="200" calcext:value-type="float">
            <text:p>20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1]*100/[.A41])" office:value-type="float" office:value="555" calcext:value-type="float">
            <text:p>555</text:p>
          </table:table-cell>
          <table:table-cell table:formula="of:=(8000000/50)/[.C41]" office:value-type="float" office:value="288.288288288288" calcext:value-type="float">
            <text:p>288.288288288288</text:p>
          </table:table-cell>
          <table:table-cell table:formula="of:=[.D41]/144" office:value-type="float" office:value="2.002002002002" calcext:value-type="float">
            <text:p>2.002002002002</text:p>
          </table:table-cell>
          <table:table-cell table:number-columns-repeated="5"/>
        </table:table-row>
        <table:table-row table:style-name="ro1">
          <table:table-cell table:formula="of:=[.A30]" office:value-type="float" office:value="100" calcext:value-type="float">
            <text:p>10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2]*100/[.A42])" office:value-type="float" office:value="1111" calcext:value-type="float">
            <text:p>1111</text:p>
          </table:table-cell>
          <table:table-cell table:formula="of:=(8000000/50)/[.C42]" office:value-type="float" office:value="144.014401440144" calcext:value-type="float">
            <text:p>144.014401440144</text:p>
          </table:table-cell>
          <table:table-cell table:formula="of:=[.D42]/144" office:value-type="float" office:value="1.000100010001" calcext:value-type="float">
            <text:p>1.000100010001</text:p>
          </table:table-cell>
          <table:table-cell table:number-columns-repeated="5"/>
        </table:table-row>
        <table:table-row table:style-name="ro1">
          <table:table-cell table:formula="of:=[.A31]" office:value-type="float" office:value="50" calcext:value-type="float">
            <text:p>5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3]*100/[.A43])" office:value-type="float" office:value="2222" calcext:value-type="float">
            <text:p>2222</text:p>
          </table:table-cell>
          <table:table-cell table:formula="of:=(8000000/50)/[.C43]" office:value-type="float" office:value="72.007200720072" calcext:value-type="float">
            <text:p>72.007200720072</text:p>
          </table:table-cell>
          <table:table-cell table:formula="of:=[.D43]/144" office:value-type="float" office:value="0.5000500050005" calcext:value-type="float">
            <text:p>0.5000500050005</text:p>
          </table:table-cell>
          <table:table-cell table:number-columns-repeated="5"/>
        </table:table-row>
        <table:table-row table:style-name="ro1">
          <table:table-cell table:formula="of:=[.A32]" office:value-type="float" office:value="20" calcext:value-type="float">
            <text:p>2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4]*100/[.A44])" office:value-type="float" office:value="5555" calcext:value-type="float">
            <text:p>5555</text:p>
          </table:table-cell>
          <table:table-cell table:formula="of:=(8000000/50)/[.C44]" office:value-type="float" office:value="28.8028802880288" calcext:value-type="float">
            <text:p>28.8028802880288</text:p>
          </table:table-cell>
          <table:table-cell table:formula="of:=[.D44]/144" office:value-type="float" office:value="0.2000200020002" calcext:value-type="float">
            <text:p>0.2000200020002</text:p>
          </table:table-cell>
          <table:table-cell table:number-columns-repeated="5"/>
        </table:table-row>
        <table:table-row table:style-name="ro1">
          <table:table-cell table:formula="of:=[.A33]" office:value-type="float" office:value="10" calcext:value-type="float">
            <text:p>10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5]*100/[.A45])" office:value-type="float" office:value="11111" calcext:value-type="float">
            <text:p>11111</text:p>
          </table:table-cell>
          <table:table-cell table:formula="of:=(8000000/50)/[.C45]" office:value-type="float" office:value="14.40014400144" calcext:value-type="float">
            <text:p>14.40014400144</text:p>
          </table:table-cell>
          <table:table-cell table:formula="of:=[.D45]/144" office:value-type="float" office:value="0.10000100001" calcext:value-type="float">
            <text:p>0.10000100001</text:p>
          </table:table-cell>
          <table:table-cell table:number-columns-repeated="5"/>
        </table:table-row>
        <table:table-row table:style-name="ro1">
          <table:table-cell table:formula="of:=[.A34]" office:value-type="float" office:value="5" calcext:value-type="float">
            <text:p>5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6]*100/[.A46])" office:value-type="float" office:value="22222" calcext:value-type="float">
            <text:p>22222</text:p>
          </table:table-cell>
          <table:table-cell table:formula="of:=(8000000/50)/[.C46]" office:value-type="float" office:value="7.20007200072001" calcext:value-type="float">
            <text:p>7.20007200072001</text:p>
          </table:table-cell>
          <table:table-cell table:formula="of:=[.D46]/144" office:value-type="float" office:value="0.0500005000050001" calcext:value-type="float">
            <text:p>0.0500005000050001</text:p>
          </table:table-cell>
          <table:table-cell table:number-columns-repeated="5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7]*100/[.A47])" office:value-type="float" office:value="55555" calcext:value-type="float">
            <text:p>55555</text:p>
          </table:table-cell>
          <table:table-cell table:formula="of:=(8000000/50)/[.C47]" office:value-type="float" office:value="2.880028800288" calcext:value-type="float">
            <text:p>2.880028800288</text:p>
          </table:table-cell>
          <table:table-cell table:formula="of:=[.D47]/144" office:value-type="float" office:value="0.020000200002" calcext:value-type="float">
            <text:p>0.020000200002</text:p>
          </table:table-cell>
          <table:table-cell table:number-columns-repeated="5"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(8000000/50)/144" office:value-type="float" office:value="1111.11111111111" calcext:value-type="float">
            <text:p>1111.11111111111</text:p>
          </table:table-cell>
          <table:table-cell table:formula="of:=ROUNDDOWN([.B48]*100/[.A48])" office:value-type="float" office:value="111111" calcext:value-type="float">
            <text:p>111111</text:p>
          </table:table-cell>
          <table:table-cell table:formula="of:=(8000000/50)/[.C48]" office:value-type="float" office:value="1.44000144000144" calcext:value-type="float">
            <text:p>1.44000144000144</text:p>
          </table:table-cell>
          <table:table-cell table:formula="of:=[.D48]/144" office:value-type="float" office:value="0.01000001000001" calcext:value-type="float">
            <text:p>0.010000010000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05:33:17.656939079</meta:creation-date>
    <dc:date>2025-05-18T15:34:28.195003136</dc:date>
    <meta:editing-duration>PT3H3M19S</meta:editing-duration>
    <meta:editing-cycles>18</meta:editing-cycles>
    <meta:generator>LibreOffice/7.3.7.2$Linux_X86_64 LibreOffice_project/30$Build-2</meta:generator>
    <meta:document-statistic meta:table-count="2" meta:cell-count="2167" meta:object-count="0"/>
  </office:meta>
</office:document-meta>
</file>